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CK_TOPLE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CK_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TOP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OCK_CEN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LE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CK_CEN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RIGH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_BOTTOMLEF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CK_BOT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CK_BOTTOMR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7:46:35.433318450</meta:creation-date>
    <dc:date>2020-02-11T08:14:06.372665086</dc:date>
    <meta:editing-duration>PT7M8S</meta:editing-duration>
    <meta:editing-cycles>2</meta:editing-cycles>
    <meta:generator>LibreOffice/6.0.7.3$Linux_X86_64 LibreOffice_project/00m0$Build-3</meta:generator>
    <meta:document-statistic meta:table-count="1" meta:cell-count="1019" meta:object-count="0"/>
  </office:meta>
</office:document-meta>
</file>